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ccccff" draw:textarea-horizontal-align="center" draw:textarea-vertical-align="middle"/>
    </style:style>
    <style:style style:name="gr6" style:family="graphic" style:parent-style-name="standard">
      <style:graphic-properties draw:fill-color="#ccffff" draw:textarea-horizontal-align="center" draw:textarea-vertical-align="middle"/>
    </style:style>
    <style:style style:name="gr7" style:family="graphic" style:parent-style-name="standard">
      <style:graphic-properties draw:fill-color="#ff3333" draw:textarea-horizontal-align="center" draw:textarea-vertical-align="middle"/>
    </style:style>
    <style:style style:name="gr8" style:family="graphic" style:parent-style-name="standard">
      <style:graphic-properties draw:fill-color="#ff8080" draw:textarea-horizontal-align="center" draw:textarea-vertical-align="middle"/>
    </style:style>
    <style:style style:name="gr9" style:family="graphic" style:parent-style-name="standard">
      <style:graphic-properties draw:fill-color="#33cc66" draw:textarea-horizontal-align="center" draw:textarea-vertical-align="middle"/>
    </style:style>
    <style:style style:name="gr10" style:family="graphic" style:parent-style-name="standard">
      <style:graphic-properties draw:fill-color="#b3b300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stroke="solid" draw:fill="gradient" draw:fill-color="#ffffff" draw:fill-gradient-name="Rectangular_20_red_2f_white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stroke="solid" draw:fill="gradient" draw:fill-color="#ffffff" draw:fill-gradient-name="Gradient_20_7" fo:min-height="3.256cm"/>
    </style:style>
    <style:style style:name="pr6" style:family="presentation" style:parent-style-name="Default-title">
      <style:graphic-properties draw:stroke="solid" draw:fill="gradient" draw:fill-color="#ffffff" draw:fill-gradient-name="Gradient_20_8" fo:min-height="3.256cm"/>
    </style:style>
    <style:style style:name="P1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579cm" svg:height="3.401cm" svg:x="5.281cm" svg:y="7.62cm">
          <draw:text-box>
            <text:p text:style-name="P1"><text:span text:style-name="T1">The FreeWPC</text:span></text:p>
            <text:p text:style-name="P1"><text:span text:style-name="T1">Pinball Operating 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3" draw:text-style-name="P4" draw:layer="layout" svg:width="21.59cm" svg:height="2.54cm" svg:x="1.24cm" svg:y="16.34cm">
          <text:p text:style-name="P3">Hardware Interface Layer (pinio)</text:p>
        </draw:rect>
        <draw:rect draw:style-name="gr4" draw:text-style-name="P4" draw:layer="layout" svg:width="21.59cm" svg:height="5.08cm" svg:x="1.24cm" svg:y="11.26cm">
          <text:p text:style-name="P5"/>
        </draw:rect>
        <draw:frame draw:style-name="gr1" draw:layer="layout" svg:width="3.233cm" svg:height="2.387cm" svg:x="1.24cm" svg:y="11.413cm">
          <draw:text-box>
            <text:p text:style-name="P5">Hardware</text:p>
            <text:p text:style-name="P5">Manager</text:p>
            <text:p text:style-name="P5">Layer</text:p>
          </draw:text-box>
        </draw:frame>
        <draw:rect draw:style-name="gr5" draw:text-style-name="P4" draw:layer="layout" svg:width="3.81cm" svg:height="4.445cm" svg:x="5.35cm" svg:y="11.895cm">
          <text:p text:style-name="P3">Switch</text:p>
          <text:p text:style-name="P3">Manager</text:p>
        </draw:rect>
        <draw:rect draw:style-name="gr5" draw:text-style-name="P4" draw:layer="layout" svg:width="3.81cm" svg:height="4.445cm" svg:x="9.45cm" svg:y="11.896cm">
          <text:p text:style-name="P3">Lamp</text:p>
          <text:p text:style-name="P3">Manager</text:p>
        </draw:rect>
        <draw:rect draw:style-name="gr5" draw:text-style-name="P4" draw:layer="layout" svg:width="3.81cm" svg:height="4.445cm" svg:x="13.55cm" svg:y="11.896cm">
          <text:p text:style-name="P3">Solenoid</text:p>
          <text:p text:style-name="P3">Managers</text:p>
        </draw:rect>
        <draw:rect draw:style-name="gr5" draw:text-style-name="P4" draw:layer="layout" svg:width="3.81cm" svg:height="4.445cm" svg:x="17.65cm" svg:y="11.896cm">
          <text:p text:style-name="P3">Display</text:p>
          <text:p text:style-name="P3">Manager</text:p>
        </draw:rect>
        <draw:rect draw:style-name="gr6" draw:text-style-name="P4" draw:layer="layout" svg:width="20.29cm" svg:height="1.32cm" svg:x="1.37cm" svg:y="9.765cm">
          <text:p text:style-name="P3">Hardware APIs</text:p>
        </draw:rect>
        <draw:rect draw:style-name="gr7" draw:text-style-name="P4" draw:layer="layout" svg:width="3.81cm" svg:height="7.72cm" svg:x="22.795cm" svg:y="11.195cm">
          <text:p text:style-name="P3">Operating</text:p>
          <text:p text:style-name="P3">System</text:p>
          <text:p text:style-name="P3">Scheduler</text:p>
        </draw:rect>
        <draw:rect draw:style-name="gr6" draw:text-style-name="P4" draw:layer="layout" svg:width="4.445cm" svg:height="1.32cm" svg:x="22.225cm" svg:y="9.775cm">
          <text:p text:style-name="P3">Task APIs</text:p>
        </draw:rect>
        <draw:rect draw:style-name="gr8" draw:text-style-name="P4" draw:layer="layout" svg:width="16.11cm" svg:height="4.445cm" svg:x="1.27cm" svg:y="5.18cm">
          <text:p text:style-name="P5"/>
        </draw:rect>
        <draw:frame draw:style-name="gr1" draw:layer="layout" svg:width="2.509cm" svg:height="1.675cm" svg:x="5.746cm" svg:y="5.61cm">
          <draw:text-box>
            <text:p text:style-name="P5">Device</text:p>
            <text:p text:style-name="P5">Drivers</text:p>
          </draw:text-box>
        </draw:frame>
        <draw:rect draw:style-name="gr9" draw:text-style-name="P3" draw:layer="layout" svg:width="8.955cm" svg:height="4.445cm" svg:x="17.715cm" svg:y="5.18cm">
          <text:p text:style-name="P3">Common Logic</text:p>
        </draw:rect>
        <draw:rect draw:style-name="gr10" draw:text-style-name="P4" draw:layer="layout" svg:width="25.4cm" svg:height="2.54cm" svg:x="1.27cm" svg:y="2.44cm">
          <text:p text:style-name="P3">Machine Logic (Rules)</text:p>
        </draw:rect>
        <draw:rect draw:style-name="gr10" draw:text-style-name="P4" draw:layer="layout" svg:width="25.4cm" svg:height="1.27cm" svg:x="1.27cm" svg:y="19.15cm">
          <text:p text:style-name="P3">Hardware Definitions</text:p>
        </draw:rect>
        <draw:frame draw:style-name="gr1" draw:text-style-name="P6" draw:layer="layout" svg:width="16.771cm" svg:height="1.517cm" svg:x="6.63cm" svg:y="0.641cm">
          <draw:text-box>
            <text:p text:style-name="P5"><text:span text:style-name="T2">FreeWPC System 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Portability Goa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8">Common code across all WPC generations (WPC, WPC-DCS, WPC-S, WPC-95)</text:p>
              </text:list-item>
            </text:list>
            <text:list text:style-name="L3">
              <text:list-item>
                <text:p text:style-name="P8">Future support for other pinball platforms (e.g. Whitestar)</text:p>
              </text:list-item>
            </text:list>
            <text:list text:style-name="L3">
              <text:list-item>
                <text:p text:style-name="P8">Future support for new pinball hardware designs</text:p>
              </text:list-item>
            </text:list>
            <text:list text:style-name="L3">
              <text:list-item>
                <text:p text:style-name="P8">Native compilation on PC for easier debugging</text:p>
              </text:list-item>
            </text:list>
            <text:list text:style-name="L3">
              <text:list-item>
                <text:list>
                  <text:list-item>
                    <text:p text:style-name="P9">But not entire system can be debugged this way, some parts are replaced in native m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Task Schedul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8">Create new task (with optional arguments)</text:p>
              </text:list-item>
            </text:list>
            <text:list text:style-name="L3">
              <text:list-item>
                <text:p text:style-name="P8">Query task still running</text:p>
              </text:list-item>
            </text:list>
            <text:list text:style-name="L3">
              <text:list-item>
                <text:p text:style-name="P8">End current task</text:p>
              </text:list-item>
            </text:list>
            <text:list text:style-name="L3">
              <text:list-item>
                <text:p text:style-name="P8">Stop different task</text:p>
              </text:list-item>
            </text:list>
            <text:list text:style-name="L3">
              <text:list-item>
                <text:p text:style-name="P8">Sleep (minimum 16ms)</text:p>
              </text:list-item>
            </text:list>
            <text:list text:style-name="L3">
              <text:list-item>
                <text:p text:style-name="P8">Tasks run to completion (non-preemptive)</text:p>
              </text:list-item>
            </text:list>
            <text:list text:style-name="L3">
              <text:list-item>
                <text:p text:style-name="P8">Tasks have limited, separate stack 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Hardware Interface Layer</text:p>
          </draw:text-box>
        </draw:frame>
        <draw:frame presentation:style-name="pr4" draw:layer="layout" svg:width="25.199cm" svg:height="15.291cm" svg:x="1.4cm" svg:y="4.914cm" presentation:class="outline" presentation:user-transformed="true">
          <draw:text-box>
            <text:list text:style-name="L3">
              <text:list-item>
                <text:p text:style-name="P8">Defines how the CPU accesses the hardware</text:p>
              </text:list-item>
            </text:list>
            <text:list text:style-name="L3">
              <text:list-item>
                <text:p text:style-name="P8">Maps simple pinball I/O operations to the correct registers &amp; access method</text:p>
              </text:list-item>
            </text:list>
            <text:list text:style-name="L3">
              <text:list-item>
                <text:p text:style-name="P8">Examples:</text:p>
              </text:list-item>
            </text:list>
            <text:list text:style-name="L3">
              <text:list-item>
                <text:list>
                  <text:list-item>
                    <text:p text:style-name="P9">Set switch matrix column (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ad current switch r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urn on/off solenoid (N)</text:p>
                  </text:list-item>
                </text:list>
              </text:list-item>
            </text:list>
            <text:list text:style-name="L3">
              <text:list-item>
                <text:p text:style-name="P8">Numbering of devices is machine-specific!</text:p>
              </text:list-item>
            </text:list>
            <text:list text:style-name="L3">
              <text:list-item>
                <text:p text:style-name="P8">May require tweaking as more architectures are suppor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Hardware Managers</text:p>
          </draw:text-box>
        </draw:frame>
        <draw:frame presentation:style-name="pr4" draw:layer="layout" svg:width="25.199cm" svg:height="14.698cm" svg:x="1.4cm" svg:y="4.914cm" presentation:class="outline" presentation:user-transformed="true">
          <draw:text-box>
            <text:list text:style-name="L3">
              <text:list-item>
                <text:p text:style-name="P8">Common code that uses the Hardware Interface Layer to <text:span text:style-name="T3">manage</text:span> devices:</text:p>
              </text:list-item>
            </text:list>
            <text:list text:style-name="L3">
              <text:list-item>
                <text:list>
                  <text:list-item>
                    <text:p text:style-name="P9">Duty cycling of coi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trobing through the switch/lamp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bouncing inpu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al-time error detection</text:p>
                  </text:list-item>
                </text:list>
              </text:list-item>
            </text:list>
            <text:list text:style-name="L3">
              <text:list-item>
                <text:p text:style-name="P8">Each manager provides two things:</text:p>
              </text:list-item>
            </text:list>
            <text:list text:style-name="L3">
              <text:list-item>
                <text:list>
                  <text:list-item>
                    <text:p text:style-name="P9">A real-time function that accesses the hard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Is to higher laye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Example: Read Switch #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WPC Hardware Manager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Switch Manager</text:p>
              </text:list-item>
            </text:list>
            <text:list text:style-name="L3">
              <text:list-item>
                <text:p text:style-name="P8">Lamp Manager</text:p>
              </text:list-item>
            </text:list>
            <text:list text:style-name="L3">
              <text:list-item>
                <text:p text:style-name="P8">Power Driver Managers (Continuous &amp; Duty-Cycled, used for solenoids, motors, and flashers)</text:p>
              </text:list-item>
            </text:list>
            <text:list text:style-name="L3">
              <text:list-item>
                <text:p text:style-name="P8">Triac Manager (Lighting &amp; Misc. Relays)</text:p>
              </text:list-item>
            </text:list>
            <text:list text:style-name="L3">
              <text:list-item>
                <text:p text:style-name="P8">Display (DMD) Manager</text:p>
              </text:list-item>
            </text:list>
            <text:list text:style-name="L3">
              <text:list-item>
                <text:p text:style-name="P8">Sound Board Mana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Device Drivers</text:p>
          </draw:text-box>
        </draw:frame>
        <draw:frame presentation:style-name="pr4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8">Works in conjunction with hardware managers for specific types of devices (e.g. ejects, slingshots, kickbacks)</text:p>
              </text:list-item>
            </text:list>
            <text:list text:style-name="L3">
              <text:list-item>
                <text:p text:style-name="P8">Can include real-time (IRQ-level) and ordinary (task-level) functions</text:p>
              </text:list-item>
            </text:list>
            <text:list text:style-name="L3">
              <text:list-item>
                <text:p text:style-name="P8">A single driver can refer to multiple types of hardware (e.g. a slingshot driver utilizes a coil and a switch)</text:p>
              </text:list-item>
            </text:list>
            <text:list text:style-name="L3">
              <text:list-item>
                <text:p text:style-name="P8">Mostly written as common code that is parameterized, similar to C++ templa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Common Logic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A 'library' of functions common to all pinball games</text:p>
              </text:list-item>
            </text:list>
            <text:list text:style-name="L3">
              <text:list-item>
                <text:p text:style-name="P8">Not tied to the hardware per se</text:p>
              </text:list-item>
            </text:list>
            <text:list text:style-name="L3">
              <text:list-item>
                <text:p text:style-name="P8">Examples:</text:p>
              </text:list-item>
            </text:list>
            <text:list text:style-name="L3">
              <text:list-item>
                <text:list>
                  <text:list-item>
                    <text:p text:style-name="P9">Pricing, DMD drawing, Flipper Codes, Replay system, Test mode, Game state machine, Display/Lamp/Sound Effect Choreography, Enter Initial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Machine Logic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Machine-specific functions for rules, effects, diagnostics, etc.</text:p>
              </text:list-item>
            </text:list>
            <text:list text:style-name="L3">
              <text:list-item>
                <text:p text:style-name="P8">Mostly event-driven, written as a series of callback functions to be invoked when certain things happ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 text:style-name="P5">Hardware Description</text:p>
          </draw:text-box>
        </draw:frame>
        <draw:frame presentation:style-name="pr4" draw:layer="layout" svg:width="25.199cm" svg:height="14.791cm" svg:x="1.4cm" svg:y="4.914cm" presentation:class="outline" presentation:user-transformed="true">
          <draw:text-box>
            <text:list text:style-name="L3">
              <text:list-item>
                <text:p text:style-name="P8">A set of tables that describes what hardware is connected to each of the I/Os</text:p>
              </text:list-item>
            </text:list>
            <text:list text:style-name="L3">
              <text:list-item>
                <text:p text:style-name="P8">Mostly machine-specific, some of it is common across all games (or across a particular WPC generation)</text:p>
              </text:list-item>
            </text:list>
            <text:list text:style-name="L3">
              <text:list-item>
                <text:p text:style-name="P8">Examples:</text:p>
              </text:list-item>
            </text:list>
            <text:list text:style-name="L3">
              <text:list-item>
                <text:list>
                  <text:list-item>
                    <text:p text:style-name="P9">Driver #8 is connected to a flashlam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witch #10 is an opt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amp #32 is the “Shoot Again” lamp</text:p>
                  </text:list-item>
                </text:list>
              </text:list-item>
            </text:list>
            <text:list text:style-name="L3">
              <text:list-item>
                <text:p text:style-name="P8">Used by all of the layers for finer 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5">Switch Processing</text:p>
          </draw:text-box>
        </draw:frame>
        <draw:frame presentation:style-name="pr4" draw:layer="layout" svg:width="25.199cm" svg:height="15.828cm" svg:x="1.4cm" svg:y="4.914cm" presentation:class="outline" presentation:user-transformed="true">
          <draw:text-box>
            <text:list text:style-name="L3">
              <text:list-item>
                <text:p text:style-name="P8">All switches are polled every 2ms</text:p>
              </text:list-item>
            </text:list>
            <text:list text:style-name="L3">
              <text:list-item>
                <text:p text:style-name="P8">At same time a “fast debounce” removes switches continuously changing from consideration</text:p>
              </text:list-item>
            </text:list>
            <text:list text:style-name="L3">
              <text:list-item>
                <text:p text:style-name="P8">At idle time, stable switches that have changed are processed and tasks are created to handle them</text:p>
              </text:list-item>
            </text:list>
            <text:list text:style-name="L3">
              <text:list-item>
                <text:p text:style-name="P8">Common switch transition logic : dealing with optos, slower debouncing</text:p>
              </text:list-item>
            </text:list>
            <text:list text:style-name="L3">
              <text:list-item>
                <text:p text:style-name="P8">Machine logic can register callback for any switch transi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5">Lamp Process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One lamp column is redrawn every 2ms, for a full redraw every 16ms.</text:p>
              </text:list-item>
            </text:list>
            <text:list text:style-name="L3">
              <text:list-item>
                <text:p text:style-name="P8">Multiple “planes” can be layered for effects</text:p>
              </text:list-item>
            </text:list>
            <text:list text:style-name="L3">
              <text:list-item>
                <text:p text:style-name="P8">Flashing APIs also provided in addition to simple on/of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5">Solenoid and Flasher Process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Coils are handled in a variety of ways</text:p>
              </text:list-item>
            </text:list>
            <text:list text:style-name="L3">
              <text:list-item>
                <text:p text:style-name="P8">Most coils are “pulsed”, only one at a time, with an initial high power pulse followed by a lower power pulse.</text:p>
              </text:list-item>
            </text:list>
            <text:list text:style-name="L3">
              <text:list-item>
                <text:p text:style-name="P8">Zero-cross detection circuit is used to time the pulse for maximum bang</text:p>
              </text:list-item>
            </text:list>
            <text:list text:style-name="L3">
              <text:list-item>
                <text:p text:style-name="P8">Flashers are similar but can run in parallel</text:p>
              </text:list-item>
            </text:list>
            <text:list text:style-name="L3">
              <text:list-item>
                <text:p text:style-name="P8">Switched coils or continuous operation devices (e.g. motors) require separate device 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5">General Illumin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General lamp strings controlled through triacs</text:p>
              </text:list-item>
            </text:list>
            <text:list text:style-name="L3">
              <text:list-item>
                <text:p text:style-name="P8">Supports on, off, and dimming states</text:p>
              </text:list-item>
            </text:list>
            <text:list text:style-name="L3">
              <text:list-item>
                <text:p text:style-name="P8">Dimming achieved by rapidly turning on/off at precise times during the AC cycle (requires zero-cross detection)</text:p>
              </text:list-item>
            </text:list>
            <text:list text:style-name="L3">
              <text:list-item>
                <text:p text:style-name="P8">System supports a 'default' state for each string plus it can overlay new values for a temporary lamp eff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5">Dot Matrix Process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Display buffers are memory-mapped (any 2 of 16 at a time)</text:p>
              </text:list-item>
            </text:list>
            <text:list text:style-name="L3">
              <text:list-item>
                <text:p text:style-name="P8">4-color mode supported via rapid page flipping</text:p>
              </text:list-item>
            </text:list>
            <text:list text:style-name="L3">
              <text:list-item>
                <text:p text:style-name="P8">Large library of drawing functions</text:p>
              </text:list-item>
            </text:list>
            <text:list text:style-name="L3">
              <text:list-item>
                <text:p text:style-name="P8">Transition support (wipes, fades, etc.)</text:p>
              </text:list-item>
            </text:list>
            <text:list text:style-name="L3">
              <text:list-item>
                <text:p text:style-name="P8">128x32 full-size images can be compressed for space sav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WPC Hardware Register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3FB0-3FBF : Dot matrix controller board</text:p>
              </text:list-item>
            </text:list>
            <text:list text:style-name="L3">
              <text:list-item>
                <text:p text:style-name="P8">3FC0-3FCF : Printer/serial port/ticket dispenser</text:p>
              </text:list-item>
            </text:list>
            <text:list text:style-name="L3">
              <text:list-item>
                <text:p text:style-name="P8">3FD0-3FDF : Sound/Fliptronics boards</text:p>
              </text:list-item>
            </text:list>
            <text:list text:style-name="L3">
              <text:list-item>
                <text:p text:style-name="P8">3FE0-3FEF : Power Driver board, Switch Matrix</text:p>
              </text:list-item>
            </text:list>
            <text:list text:style-name="L3">
              <text:list-item>
                <text:p text:style-name="P8">3FF0-3FFF : CPU Board internal ASIC regis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ASIC Func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CPU-controllable LED (3FF2)</text:p>
              </text:list-item>
            </text:list>
            <text:list text:style-name="L3">
              <text:list-item>
                <text:p text:style-name="P8">Fast hardware timer (3FF8) [not used]</text:p>
              </text:list-item>
            </text:list>
            <text:list text:style-name="L3">
              <text:list-item>
                <text:p text:style-name="P8">ROM bank switching (3FFD)</text:p>
              </text:list-item>
            </text:list>
            <text:list text:style-name="L3">
              <text:list-item>
                <text:p text:style-name="P8">Real-time clock (3FFA-3FFB)</text:p>
              </text:list-item>
            </text:list>
            <text:list text:style-name="L3">
              <text:list-item>
                <text:p text:style-name="P8">Memory Protection (3FFD-3FFE)</text:p>
              </text:list-item>
            </text:list>
            <text:list text:style-name="L3">
              <text:list-item>
                <text:p text:style-name="P8">Watchdog reset (3FFF)</text:p>
              </text:list-item>
            </text:list>
            <text:list text:style-name="L3">
              <text:list-item>
                <text:p text:style-name="P8">Blanking control (3FF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Source Code Inform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Approximately 36,000 lines of code (90% C, 6% Perl, 4% 6809 assembly language)</text:p>
              </text:list-item>
            </text:list>
            <text:list text:style-name="L3">
              <text:list-item>
                <text:p text:style-name="P8">Available as GIT repository at <text:a xlink:href="http://github.com/bcd/freewpc">http://github.com/bcd/freewpc</text:a></text:p>
              </text:list-item>
            </text:list>
            <text:list text:style-name="L3">
              <text:list-item>
                <text:p text:style-name="P8">Mature and robust, development started in 200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Performance</text:p>
          </draw:text-box>
        </draw:frame>
        <draw:frame presentation:style-name="pr4" draw:layer="layout" svg:width="25.199cm" svg:height="15.248cm" svg:x="1.4cm" svg:y="4.914cm" presentation:class="outline" presentation:user-transformed="true">
          <draw:text-box>
            <text:list text:style-name="L3">
              <text:list-item>
                <text:p text:style-name="P8">No significant degradation in performance by using C instead of assembly language</text:p>
              </text:list-item>
            </text:list>
            <text:list text:style-name="L3">
              <text:list-item>
                <text:list>
                  <text:list-item>
                    <text:p text:style-name="P9">Key routines have been rewritten in assembler when necessary. <text:s/>C functions kept for portability and understandability.</text:p>
                  </text:list-item>
                </text:list>
              </text:list-item>
            </text:list>
            <text:list text:style-name="L3">
              <text:list-item>
                <text:p text:style-name="P8">Exact performance depends on the number of device drivers and realtime functions</text:p>
              </text:list-item>
            </text:list>
            <text:list text:style-name="L3">
              <text:list-item>
                <text:p text:style-name="P8">Assembly code is inspected regularly to discover defects in the C compiler</text:p>
              </text:list-item>
            </text:list>
            <text:list text:style-name="L3">
              <text:list-item>
                <text:p text:style-name="P8">Performance is measured regularly using a cycle-accurate 6809 simul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Dot Matrix Assembler Functions</text:p>
          </draw:text-box>
        </draw:frame>
        <draw:frame presentation:style-name="pr4" draw:layer="layout" svg:width="25.199cm" svg:height="14.951cm" svg:x="1.4cm" svg:y="4.914cm" presentation:class="outline" presentation:user-transformed="true">
          <draw:text-box>
            <text:list text:style-name="L3">
              <text:list-item>
                <text:p text:style-name="P8">Arbitrarily-sized bitmaps</text:p>
              </text:list-item>
            </text:list>
            <text:list text:style-name="L3">
              <text:list-item>
                <text:list>
                  <text:list-item>
                    <text:p text:style-name="P9">Copy (used for fon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rase</text:p>
                  </text:list-item>
                </text:list>
              </text:list-item>
            </text:list>
            <text:list text:style-name="L3">
              <text:list-item>
                <text:p text:style-name="P8">Full-size display frames</text:p>
              </text:list-item>
            </text:list>
            <text:list text:style-name="L3">
              <text:list-item>
                <text:list>
                  <text:list-item>
                    <text:p text:style-name="P9">Copy (2.8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compress (for compressed images in ROM) (varies, ~4-5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rase (0.5ms)</text:p>
                  </text:list-item>
                </text:list>
              </text:list-item>
            </text:list>
            <text:list text:style-name="L3">
              <text:list-item>
                <text:p text:style-name="P8">Page Operators</text:p>
              </text:list-item>
            </text:list>
            <text:list text:style-name="L3">
              <text:list-item>
                <text:list>
                  <text:list-item>
                    <text:p text:style-name="P9">AND, OR, XOR two page buffers (1.5m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Miscellaneous Utilities Included</text:p>
          </draw:text-box>
        </draw:frame>
        <draw:frame presentation:style-name="pr4" draw:layer="layout" svg:width="25.199cm" svg:height="15.071cm" svg:x="1.4cm" svg:y="4.914cm" presentation:class="outline" presentation:user-transformed="true">
          <draw:text-box>
            <text:list text:style-name="L3">
              <text:list-item>
                <text:p text:style-name="P8"><text:span text:style-name="T4">fontgen2</text:span> – Convert X11 fonts to FreeWPC format</text:p>
              </text:list-item>
            </text:list>
            <text:list text:style-name="L3">
              <text:list-item>
                <text:p text:style-name="P8"><text:span text:style-name="T4">gencallset</text:span> – Static callback function registration</text:p>
              </text:list-item>
            </text:list>
            <text:list text:style-name="L3">
              <text:list-item>
                <text:p text:style-name="P8"><text:span text:style-name="T4">genmachine</text:span> – Machine configuration compiler</text:p>
              </text:list-item>
            </text:list>
            <text:list text:style-name="L3">
              <text:list-item>
                <text:p text:style-name="P8"><text:span text:style-name="T4">srec2bin</text:span> – Convert linker S-records into binary (ROM) files</text:p>
              </text:list-item>
            </text:list>
            <text:list text:style-name="L3">
              <text:list-item>
                <text:p text:style-name="P8"><text:span text:style-name="T4">wpcdebug</text:span> – Debug console, requires patched pinmame</text:p>
              </text:list-item>
            </text:list>
            <text:list text:style-name="L3">
              <text:list-item>
                <text:p text:style-name="P8"><text:span text:style-name="T4">csum </text:span>- <text:s/>ROM checksum updater/verif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Miscellaneous Utilities (cont'd)</text:p>
          </draw:text-box>
        </draw:frame>
        <draw:frame presentation:style-name="pr4" draw:layer="layout" svg:width="25.199cm" svg:height="16.328cm" svg:x="1.471cm" svg:y="4.672cm" presentation:class="outline" presentation:user-transformed="true">
          <draw:text-box>
            <text:list text:style-name="L3">
              <text:list-item>
                <text:p text:style-name="P8"><text:span text:style-name="T4">imgld</text:span> – Image linker, merges image files into a single binary file</text:p>
              </text:list-item>
            </text:list>
            <text:list text:style-name="L3">
              <text:list-item>
                <text:p text:style-name="P8"><text:span text:style-name="T4">ctemp</text:span> – Template compiler, used to convert templates into C code</text:p>
              </text:list-item>
            </text:list>
            <text:list text:style-name="L3">
              <text:list-item>
                <text:p text:style-name="P8"><text:span text:style-name="T4">sched</text:span> – Static scheduler, generates the IRQ handler function</text:p>
              </text:list-item>
            </text:list>
            <text:list text:style-name="L3">
              <text:list-item>
                <text:p text:style-name="P8"><text:span text:style-name="T4">gendefine</text:span> – Generates increasing sequence of integers by scanning source code</text:p>
              </text:list-item>
            </text:list>
            <text:list text:style-name="L3">
              <text:list-item>
                <text:p text:style-name="P8"><text:span text:style-name="T4">pgmlib</text:span> – Library of PGM (image) functions</text:p>
              </text:list-item>
            </text:list>
            <text:list text:style-name="L3">
              <text:list-item>
                <text:p text:style-name="P8"><text:span text:style-name="T4">tracer</text:span> – Analyze Pinmame trace files to assess 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Contributions Needed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Machine configurations for more WPC games</text:p>
              </text:list-item>
            </text:list>
            <text:list text:style-name="L3">
              <text:list-item>
                <text:p text:style-name="P8">Artists for contributing graphics/animations</text:p>
              </text:list-item>
            </text:list>
            <text:list text:style-name="L3">
              <text:list-item>
                <text:p text:style-name="P8">Rules ideas for new games</text:p>
              </text:list-item>
            </text:list>
            <text:list text:style-name="L3">
              <text:list-item>
                <text:p text:style-name="P8">Testers willing to install in actual machi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Debugging</text:p>
          </draw:text-box>
        </draw:frame>
        <draw:frame presentation:style-name="pr4" draw:layer="layout" svg:width="25.199cm" svg:height="15.648cm" svg:x="1.4cm" svg:y="4.914cm" presentation:class="outline" presentation:user-transformed="true">
          <draw:text-box>
            <text:list text:style-name="L3">
              <text:list-item>
                <text:p text:style-name="P8">pinmame emulator</text:p>
              </text:list-item>
            </text:list>
            <text:list text:style-name="L3">
              <text:list-item>
                <text:list>
                  <text:list-item>
                    <text:p text:style-name="P9">With wpcdebug utility, allows printf() in 6809 code to be monitored in separate window</text:p>
                  </text:list-item>
                </text:list>
              </text:list-item>
            </text:list>
            <text:list text:style-name="L3">
              <text:list-item>
                <text:p text:style-name="P8">exec09 emulator</text:p>
              </text:list-item>
            </text:list>
            <text:list text:style-name="L3">
              <text:list-item>
                <text:list>
                  <text:list-item>
                    <text:p text:style-name="P9">Hardware emulation not as robust but much better debugging CLI</text:p>
                  </text:list-item>
                </text:list>
              </text:list-item>
            </text:list>
            <text:list text:style-name="L3">
              <text:list-item>
                <text:p text:style-name="P8">Native mode</text:p>
              </text:list-item>
            </text:list>
            <text:list text:style-name="L3">
              <text:list-item>
                <text:list>
                  <text:list-item>
                    <text:p text:style-name="P9">I/O accesses changed to HW emulation 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ask scheduling implemented by pth libr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6809 functions replaced by C library equivalents (malloc, memset, etc.) except for printf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 presentation:user-transformed="true">
          <draw:text-box>
            <text:p text:style-name="P5">Fault Detec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PC hardware watchdog will trigger reset if not strobed every few milliseconds. <text:s/>Caused by a disable_interrupts() that is not released, preventing real-time function update.</text:p>
              </text:list-item>
            </text:list>
            <text:list text:style-name="L3">
              <text:list-item>
                <text:p text:style-name="P8">Software watchdog will reset if task scheduling locks up (due to runaway task)</text:p>
              </text:list-item>
            </text:list>
            <text:list text:style-name="L3">
              <text:list-item>
                <text:p text:style-name="P8">Blanking circuit keeps I/O disabled until software initializes successfu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23b8dc" draw:end-color="#ffffff" draw:start-intensity="100%" draw:end-intensity="100%" draw:angle="450" draw:border="0%"/>
    <draw:gradient draw:name="Gradient_20_8" draw:display-name="Gradient 8" draw:style="linear" draw:start-color="#3deb3d" draw:end-color="#ffffff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Brian Dominy</meta:initial-creator>
    <meta:creation-date>2009-01-07T16:36:39</meta:creation-date>
    <dc:creator>Brian Dominy</dc:creator>
    <dc:date>2009-01-08T22:27:06</dc:date>
    <meta:editing-cycles>11</meta:editing-cycles>
    <meta:editing-duration>P1DT5H50M39S</meta:editing-duration>
    <meta:user-defined meta:name="Info 1"/>
    <meta:user-defined meta:name="Info 2"/>
    <meta:user-defined meta:name="Info 3"/>
    <meta:user-defined meta:name="Info 4"/>
    <meta:document-statistic meta:object-count="138"/>
  </office:meta>
</office:document-meta>
</file>